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>
            <text:p># No. epochs 10000 </text:p>
          </table:table-cell>
          <table:table-cell table:number-columns-repeated="10"/>
        </table:table-row>
        <table:table-row table:style-name="ro2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5"/>
          <table:table-cell office:value-type="string">
            <text:p>Malloc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5504">
            <text:p>40550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05504">
            <text:p>405504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Epoch</text:p>
          </table:table-cell>
          <table:table-cell office:value-type="string">
            <text:p>Heap</text:p>
          </table:table-cell>
          <table:table-cell office:value-type="string">
            <text:p>Time</text:p>
          </table:table-cell>
          <table:table-cell office:value-type="string">
            <text:p>Sd tim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5504">
            <text:p>405504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10000">
            <text:p>10000</text:p>
          </table:table-cell>
          <table:table-cell office:value-type="float" office:value="405504">
            <text:p>4055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5504">
            <text:p>405504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20000">
            <text:p>20000</text:p>
          </table:table-cell>
          <table:table-cell office:value-type="float" office:value="811008">
            <text:p>8110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5504">
            <text:p>405504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0000">
            <text:p>30000</text:p>
          </table:table-cell>
          <table:table-cell office:value-type="float" office:value="1216512">
            <text:p>12165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AVERAGE([.C4:.C8])" office:value-type="float" office:value="0">
            <text:p>0</text:p>
          </table:table-cell>
          <table:table-cell table:formula="of:=STDEV([.C4:.C8])" office:value-type="float" office:value="0">
            <text:p>0</text:p>
          </table:table-cell>
          <table:table-cell table:number-columns-repeated="3"/>
          <table:table-cell office:value-type="float" office:value="40000">
            <text:p>40000</text:p>
          </table:table-cell>
          <table:table-cell office:value-type="float" office:value="1622016">
            <text:p>1622016</text:p>
          </table:table-cell>
          <table:table-cell office:value-type="float" office:value="0.002">
            <text:p>0.002</text:p>
          </table:table-cell>
          <table:table-cell office:value-type="float" office:value="0.00447213595499958">
            <text:p>0.004472136</text:p>
          </table:table-cell>
        </table:table-row>
        <table:table-row table:style-name="ro1">
          <table:table-cell office:value-type="string">
            <text:p># No. epochs 20000 </text:p>
          </table:table-cell>
          <table:table-cell table:number-columns-repeated="6"/>
          <table:table-cell office:value-type="float" office:value="50000">
            <text:p>50000</text:p>
          </table:table-cell>
          <table:table-cell office:value-type="float" office:value="2027520">
            <text:p>2027520</text:p>
          </table:table-cell>
          <table:table-cell office:value-type="float" office:value="0.002">
            <text:p>0.002</text:p>
          </table:table-cell>
          <table:table-cell office:value-type="float" office:value="0.00447213595499958">
            <text:p>0.004472136</text:p>
          </table:table-cell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1008">
            <text:p>811008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First fit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008">
            <text:p>81100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811008">
            <text:p>811008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Epoch</text:p>
          </table:table-cell>
          <table:table-cell office:value-type="string">
            <text:p>Heap</text:p>
          </table:table-cell>
          <table:table-cell office:value-type="string">
            <text:p>Time</text:p>
          </table:table-cell>
          <table:table-cell office:value-type="string">
            <text:p>Sd ti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1008">
            <text:p>811008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10000">
            <text:p>10000</text:p>
          </table:table-cell>
          <table:table-cell office:value-type="float" office:value="409600">
            <text:p>409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11008">
            <text:p>811008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20000">
            <text:p>20000</text:p>
          </table:table-cell>
          <table:table-cell office:value-type="float" office:value="811008">
            <text:p>8110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AVERAGE([.C12:.C16])" office:value-type="float" office:value="0">
            <text:p>0</text:p>
          </table:table-cell>
          <table:table-cell table:formula="of:=STDEV([.C12:.C16])" office:value-type="float" office:value="0">
            <text:p>0</text:p>
          </table:table-cell>
          <table:table-cell table:number-columns-repeated="3"/>
          <table:table-cell office:value-type="float" office:value="30000">
            <text:p>30000</text:p>
          </table:table-cell>
          <table:table-cell office:value-type="float" office:value="1212416">
            <text:p>1212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# No. epochs 30000 </text:p>
          </table:table-cell>
          <table:table-cell table:number-columns-repeated="6"/>
          <table:table-cell office:value-type="float" office:value="40000">
            <text:p>40000</text:p>
          </table:table-cell>
          <table:table-cell office:value-type="float" office:value="1613824">
            <text:p>16138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4"/>
          <table:table-cell office:value-type="float" office:value="50000">
            <text:p>50000</text:p>
          </table:table-cell>
          <table:table-cell office:value-type="float" office:value="2015232">
            <text:p>2015232</text:p>
          </table:table-cell>
          <table:table-cell office:value-type="float" office:value="0.002">
            <text:p>0.002</text:p>
          </table:table-cell>
          <table:table-cell office:value-type="float" office:value="0.00447213595499958">
            <text:p>0.00447213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16512">
            <text:p>12165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6512">
            <text:p>1216512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Best fit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16512">
            <text:p>12165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16512">
            <text:p>1216512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Epoch</text:p>
          </table:table-cell>
          <table:table-cell office:value-type="string">
            <text:p>Heap</text:p>
          </table:table-cell>
          <table:table-cell office:value-type="string">
            <text:p>Time</text:p>
          </table:table-cell>
          <table:table-cell office:value-type="string">
            <text:p>Sd ti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16512">
            <text:p>1216512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10000">
            <text:p>10000</text:p>
          </table:table-cell>
          <table:table-cell office:value-type="float" office:value="409600">
            <text:p>409600</text:p>
          </table:table-cell>
          <table:table-cell office:value-type="float" office:value="0.004">
            <text:p>0.004</text:p>
          </table:table-cell>
          <table:table-cell office:value-type="float" office:value="0.00547722557505166">
            <text:p>0.0054772256</text:p>
          </table:table-cell>
        </table:table-row>
        <table:table-row table:style-name="ro1">
          <table:table-cell table:number-columns-repeated="2"/>
          <table:table-cell table:formula="of:=AVERAGE([.C20:.C24])" office:value-type="float" office:value="0">
            <text:p>0</text:p>
          </table:table-cell>
          <table:table-cell table:formula="of:=STDEV([.C20:.C24])" office:value-type="float" office:value="0">
            <text:p>0</text:p>
          </table:table-cell>
          <table:table-cell table:number-columns-repeated="3"/>
          <table:table-cell office:value-type="float" office:value="20000">
            <text:p>20000</text:p>
          </table:table-cell>
          <table:table-cell office:value-type="float" office:value="811008">
            <text:p>811008</text:p>
          </table:table-cell>
          <table:table-cell office:value-type="float" office:value="0.014">
            <text:p>0.014</text:p>
          </table:table-cell>
          <table:table-cell office:value-type="float" office:value="0.00547722557505166">
            <text:p>0.0054772256</text:p>
          </table:table-cell>
        </table:table-row>
        <table:table-row table:style-name="ro1">
          <table:table-cell office:value-type="string">
            <text:p># No. epochs 40000 </text:p>
          </table:table-cell>
          <table:table-cell table:number-columns-repeated="6"/>
          <table:table-cell office:value-type="float" office:value="30000">
            <text:p>30000</text:p>
          </table:table-cell>
          <table:table-cell office:value-type="float" office:value="1212416">
            <text:p>1212416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4"/>
          <table:table-cell office:value-type="float" office:value="40000">
            <text:p>40000</text:p>
          </table:table-cell>
          <table:table-cell office:value-type="float" office:value="1613824">
            <text:p>1613824</text:p>
          </table:table-cell>
          <table:table-cell office:value-type="float" office:value="0.052">
            <text:p>0.052</text:p>
          </table:table-cell>
          <table:table-cell office:value-type="float" office:value="0.00447213595499958">
            <text:p>0.00447213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22016">
            <text:p>1622016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50000">
            <text:p>50000</text:p>
          </table:table-cell>
          <table:table-cell office:value-type="float" office:value="2015232">
            <text:p>2015232</text:p>
          </table:table-cell>
          <table:table-cell office:value-type="float" office:value="0.098">
            <text:p>0.098</text:p>
          </table:table-cell>
          <table:table-cell office:value-type="float" office:value="0.00447213595499958">
            <text:p>0.0044721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2016">
            <text:p>1622016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22016">
            <text:p>16220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22016">
            <text:p>16220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22016">
            <text:p>16220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28:.C32])" office:value-type="float" office:value="0.002">
            <text:p>0.002</text:p>
          </table:table-cell>
          <table:table-cell table:formula="of:=STDEV([.C28:.C32])" office:value-type="float" office:value="0.00447213595499958">
            <text:p>0.004472136</text:p>
          </table:table-cell>
          <table:table-cell table:number-columns-repeated="7"/>
        </table:table-row>
        <table:table-row table:style-name="ro1">
          <table:table-cell office:value-type="string">
            <text:p># No. epochs 5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7520">
            <text:p>2027520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27520">
            <text:p>202752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27520">
            <text:p>202752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7520">
            <text:p>202752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27520">
            <text:p>202752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36:.C40])" office:value-type="float" office:value="0.002">
            <text:p>0.002</text:p>
          </table:table-cell>
          <table:table-cell table:formula="of:=STDEV([.C36:.C40])" office:value-type="float" office:value="0.00447213595499958">
            <text:p>0.004472136</text:p>
          </table:table-cell>
          <table:table-cell table:number-columns-repeated="7"/>
        </table:table-row>
        <table:table-row table:style-name="ro3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# No. epochs 1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9600">
            <text:p>40960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9600">
            <text:p>40960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9600">
            <text:p>40960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9600">
            <text:p>40960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9600">
            <text:p>40960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46:.C50])" office:value-type="float" office:value="0">
            <text:p>0</text:p>
          </table:table-cell>
          <table:table-cell table:formula="of:=STDEV([.C46:.C50])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# No. epochs 2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1008">
            <text:p>81100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008">
            <text:p>81100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11008">
            <text:p>81100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1008">
            <text:p>81100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11008">
            <text:p>81100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54:.C58])" office:value-type="float" office:value="0">
            <text:p>0</text:p>
          </table:table-cell>
          <table:table-cell table:formula="of:=STDEV([.C54:.C58])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# No. epochs 3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12416">
            <text:p>12124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2416">
            <text:p>12124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12416">
            <text:p>12124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12416">
            <text:p>12124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12416">
            <text:p>12124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62:.C66])" office:value-type="float" office:value="0">
            <text:p>0</text:p>
          </table:table-cell>
          <table:table-cell table:formula="of:=STDEV([.C62:.C66])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# No. epochs 4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13824">
            <text:p>16138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13824">
            <text:p>16138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13824">
            <text:p>16138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13824">
            <text:p>16138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13824">
            <text:p>16138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70:.C74])" office:value-type="float" office:value="0">
            <text:p>0</text:p>
          </table:table-cell>
          <table:table-cell table:formula="of:=STDEV([.C70:.C74])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# No. epochs 5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5232">
            <text:p>201523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5232">
            <text:p>201523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15232">
            <text:p>2015232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15232">
            <text:p>201523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5232">
            <text:p>201523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78:.C82])" office:value-type="float" office:value="0.002">
            <text:p>0.002</text:p>
          </table:table-cell>
          <table:table-cell table:formula="of:=STDEV([.C78:.C82])" office:value-type="float" office:value="0.00447213595499958">
            <text:p>0.004472136</text:p>
          </table:table-cell>
          <table:table-cell table:number-columns-repeated="7"/>
        </table:table-row>
        <table:table-row table:style-name="ro3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# No. epochs 1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9600">
            <text:p>40960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9600">
            <text:p>409600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9600">
            <text:p>40960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9600">
            <text:p>409600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9600">
            <text:p>40960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88:.C92])" office:value-type="float" office:value="0.004">
            <text:p>0.004</text:p>
          </table:table-cell>
          <table:table-cell table:formula="of:=STDEV([.C88:.C92])" office:value-type="float" office:value="0.00547722557505166">
            <text:p>0.0054772256</text:p>
          </table:table-cell>
          <table:table-cell table:number-columns-repeated="7"/>
        </table:table-row>
        <table:table-row table:style-name="ro1">
          <table:table-cell office:value-type="string">
            <text:p># No. epochs 2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1008">
            <text:p>811008</text:p>
          </table:table-cell>
          <table:table-cell office:value-type="float" office:value="0.02">
            <text:p>0.02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008">
            <text:p>811008</text:p>
          </table:table-cell>
          <table:table-cell office:value-type="float" office:value="0.02">
            <text:p>0.02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11008">
            <text:p>811008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1008">
            <text:p>811008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11008">
            <text:p>811008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96:.C100])" office:value-type="float" office:value="0.014">
            <text:p>0.014</text:p>
          </table:table-cell>
          <table:table-cell table:formula="of:=STDEV([.C96:.C100])" office:value-type="float" office:value="0.00547722557505166">
            <text:p>0.0054772256</text:p>
          </table:table-cell>
          <table:table-cell table:number-columns-repeated="7"/>
        </table:table-row>
        <table:table-row table:style-name="ro1">
          <table:table-cell office:value-type="string">
            <text:p># No. epochs 3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12416">
            <text:p>1212416</text:p>
          </table:table-cell>
          <table:table-cell office:value-type="float" office:value="0.03">
            <text:p>0.03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2416">
            <text:p>1212416</text:p>
          </table:table-cell>
          <table:table-cell office:value-type="float" office:value="0.03">
            <text:p>0.03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12416">
            <text:p>1212416</text:p>
          </table:table-cell>
          <table:table-cell office:value-type="float" office:value="0.03">
            <text:p>0.03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12416">
            <text:p>1212416</text:p>
          </table:table-cell>
          <table:table-cell office:value-type="float" office:value="0.03">
            <text:p>0.03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12416">
            <text:p>1212416</text:p>
          </table:table-cell>
          <table:table-cell office:value-type="float" office:value="0.03">
            <text:p>0.03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104:.C108])" office:value-type="float" office:value="0.03">
            <text:p>0.03</text:p>
          </table:table-cell>
          <table:table-cell table:formula="of:=STDEV([.C104:.C108])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# No. epochs 4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13824">
            <text:p>1613824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13824">
            <text:p>1613824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13824">
            <text:p>1613824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13824">
            <text:p>1613824</text:p>
          </table:table-cell>
          <table:table-cell office:value-type="float" office:value="0.06">
            <text:p>0.06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13824">
            <text:p>1613824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112:.C116])" office:value-type="float" office:value="0.052">
            <text:p>0.052</text:p>
          </table:table-cell>
          <table:table-cell table:formula="of:=STDEV([.C112:.C116])" office:value-type="float" office:value="0.00447213595499958">
            <text:p>0.004472136</text:p>
          </table:table-cell>
          <table:table-cell table:number-columns-repeated="7"/>
        </table:table-row>
        <table:table-row table:style-name="ro1">
          <table:table-cell office:value-type="string">
            <text:p># No. epochs 5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5232">
            <text:p>2015232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5232">
            <text:p>2015232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15232">
            <text:p>2015232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15232">
            <text:p>2015232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5232">
            <text:p>2015232</text:p>
          </table:table-cell>
          <table:table-cell office:value-type="float" office:value="0.09">
            <text:p>0.09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120:.C124])" office:value-type="float" office:value="0.098">
            <text:p>0.098</text:p>
          </table:table-cell>
          <table:table-cell table:formula="of:=STDEV([.C120:.C124])" office:value-type="float" office:value="0.00447213595499958">
            <text:p>0.004472136</text:p>
          </table:table-cell>
          <table:table-cell table:number-columns-repeated="7"/>
        </table:table-row>
      </table:table>
      <table:table table:name="Sheet2" table:style-name="ta1">
        <table:shapes>
          <draw:frame draw:z-index="0" draw:style-name="gr1" svg:width="5.3213in" svg:height="3.4205in" svg:x="8.8791in" svg:y="5.0921in">
            <draw:object draw:notify-on-update-of-ranges="Sheet2.F6:Sheet2.F10 Sheet2.G5:Sheet2.G5 Sheet2.G6:Sheet2.G10 Sheet2.H5:Sheet2.H5 Sheet2.H6:Sheet2.H10 Sheet2.I5:Sheet2.I5 Sheet2.I6:Sheet2.I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5.2339in" svg:height="3.2846in" svg:x="8.9134in" svg:y="1.7339in">
            <draw:object draw:notify-on-update-of-ranges="Sheet2.K6:Sheet2.K10 Sheet2.L5:Sheet2.L5 Sheet2.L6:Sheet2.L10 Sheet2.K6:Sheet2.K10 Sheet2.M5:Sheet2.M5 Sheet2.M6:Sheet2.M10 Sheet2.K6:Sheet2.K10 Sheet2.N5:Sheet2.N5 Sheet2.N6:Sheet2.N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3" table:number-rows-repeated="2">
          <table:table-cell table:number-columns-repeated="14"/>
        </table:table-row>
        <table:table-row table:style-name="ro1">
          <table:table-cell table:number-columns-repeated="7"/>
          <table:table-cell office:value-type="string">
            <text:p>Memory</text:p>
          </table:table-cell>
          <table:table-cell table:number-columns-repeated="3"/>
          <table:table-cell office:value-type="string">
            <text:p>Time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2">
          <table:table-cell/>
          <table:table-cell office:value-type="string">
            <text:p>Sys Malloc</text:p>
          </table:table-cell>
          <table:table-cell table:number-columns-repeated="3"/>
          <table:table-cell office:value-type="string">
            <text:p>Epoch</text:p>
          </table:table-cell>
          <table:table-cell office:value-type="string">
            <text:p>Sys Malloc</text:p>
          </table:table-cell>
          <table:table-cell office:value-type="string">
            <text:p>First fit</text:p>
          </table:table-cell>
          <table:table-cell office:value-type="string">
            <text:p>Best fit</text:p>
          </table:table-cell>
          <table:table-cell/>
          <table:table-cell office:value-type="string">
            <text:p>Epoch</text:p>
          </table:table-cell>
          <table:table-cell office:value-type="string">
            <text:p>Sys Malloc</text:p>
          </table:table-cell>
          <table:table-cell office:value-type="string">
            <text:p>First fit</text:p>
          </table:table-cell>
          <table:table-cell office:value-type="string">
            <text:p>Best fit</text:p>
          </table:table-cell>
        </table:table-row>
        <table:table-row table:style-name="ro1">
          <table:table-cell table:number-columns-repeated="5"/>
          <table:table-cell office:value-type="float" office:value="10000">
            <text:p>10000</text:p>
          </table:table-cell>
          <table:table-cell office:value-type="float" office:value="405504">
            <text:p>405504</text:p>
          </table:table-cell>
          <table:table-cell table:number-columns-repeated="2" office:value-type="float" office:value="409600">
            <text:p>409600</text:p>
          </table:table-cell>
          <table:table-cell/>
          <table:table-cell office:value-type="float" office:value="10000">
            <text:p>10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">
            <text:p>0.004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Heap</text:p>
          </table:table-cell>
          <table:table-cell office:value-type="string">
            <text:p>Time</text:p>
          </table:table-cell>
          <table:table-cell office:value-type="string">
            <text:p>Sd time</text:p>
          </table:table-cell>
          <table:table-cell/>
          <table:table-cell office:value-type="float" office:value="20000">
            <text:p>20000</text:p>
          </table:table-cell>
          <table:table-cell table:number-columns-repeated="3" office:value-type="float" office:value="811008">
            <text:p>811008</text:p>
          </table:table-cell>
          <table:table-cell/>
          <table:table-cell office:value-type="float" office:value="20000">
            <text:p>20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14">
            <text:p>0.014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05504">
            <text:p>40550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0000">
            <text:p>30000</text:p>
          </table:table-cell>
          <table:table-cell office:value-type="float" office:value="1216512">
            <text:p>1216512</text:p>
          </table:table-cell>
          <table:table-cell table:number-columns-repeated="2" office:value-type="float" office:value="1212416">
            <text:p>1212416</text:p>
          </table:table-cell>
          <table:table-cell/>
          <table:table-cell office:value-type="float" office:value="30000">
            <text:p>30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811008">
            <text:p>81100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0000">
            <text:p>40000</text:p>
          </table:table-cell>
          <table:table-cell office:value-type="float" office:value="1622016">
            <text:p>1622016</text:p>
          </table:table-cell>
          <table:table-cell table:number-columns-repeated="2" office:value-type="float" office:value="1613824">
            <text:p>1613824</text:p>
          </table:table-cell>
          <table:table-cell/>
          <table:table-cell office:value-type="float" office:value="40000">
            <text:p>4000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52">
            <text:p>0.052</text:p>
          </table:table-cell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1216512">
            <text:p>121651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0000">
            <text:p>50000</text:p>
          </table:table-cell>
          <table:table-cell office:value-type="float" office:value="2027520">
            <text:p>2027520</text:p>
          </table:table-cell>
          <table:table-cell table:number-columns-repeated="2" office:value-type="float" office:value="2015232">
            <text:p>2015232</text:p>
          </table:table-cell>
          <table:table-cell/>
          <table:table-cell office:value-type="float" office:value="50000">
            <text:p>50000</text:p>
          </table:table-cell>
          <table:table-cell table:number-columns-repeated="2" office:value-type="float" office:value="0.002">
            <text:p>0.002</text:p>
          </table:table-cell>
          <table:table-cell office:value-type="float" office:value="0.098">
            <text:p>0.098</text:p>
          </table:table-cell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1622016">
            <text:p>1622016</text:p>
          </table:table-cell>
          <table:table-cell office:value-type="float" office:value="0.002">
            <text:p>0.002</text:p>
          </table:table-cell>
          <table:table-cell office:value-type="float" office:value="0.00447213595499958">
            <text:p>0.004472136</text:p>
          </table:table-cell>
          <table:table-cell table:number-columns-repeated="10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27520">
            <text:p>2027520</text:p>
          </table:table-cell>
          <table:table-cell office:value-type="float" office:value="0.002">
            <text:p>0.002</text:p>
          </table:table-cell>
          <table:table-cell office:value-type="float" office:value="0.00447213595499958">
            <text:p>0.004472136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First fit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2">
          <table:table-cell office:value-type="string">
            <text:p>Epoch</text:p>
          </table:table-cell>
          <table:table-cell office:value-type="string">
            <text:p>Heap</text:p>
          </table:table-cell>
          <table:table-cell office:value-type="string">
            <text:p>Time</text:p>
          </table:table-cell>
          <table:table-cell office:value-type="string">
            <text:p>Sd time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09600">
            <text:p>409600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811008">
            <text:p>811008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1212416">
            <text:p>1212416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1613824">
            <text:p>1613824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15232">
            <text:p>2015232</text:p>
          </table:table-cell>
          <table:table-cell office:value-type="float" office:value="0.002">
            <text:p>0.002</text:p>
          </table:table-cell>
          <table:table-cell office:value-type="float" office:value="0.00447213595499958">
            <text:p>0.004472136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Best fit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2">
          <table:table-cell office:value-type="string">
            <text:p>Epoch</text:p>
          </table:table-cell>
          <table:table-cell office:value-type="string">
            <text:p>Heap</text:p>
          </table:table-cell>
          <table:table-cell office:value-type="string">
            <text:p>Time</text:p>
          </table:table-cell>
          <table:table-cell office:value-type="string">
            <text:p>Sd time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09600">
            <text:p>409600</text:p>
          </table:table-cell>
          <table:table-cell office:value-type="float" office:value="0.004">
            <text:p>0.004</text:p>
          </table:table-cell>
          <table:table-cell office:value-type="float" office:value="0.00547722557505166">
            <text:p>0.0054772256</text:p>
          </table:table-cell>
          <table:table-cell table:number-columns-repeated="10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811008">
            <text:p>811008</text:p>
          </table:table-cell>
          <table:table-cell office:value-type="float" office:value="0.014">
            <text:p>0.014</text:p>
          </table:table-cell>
          <table:table-cell office:value-type="float" office:value="0.00547722557505166">
            <text:p>0.0054772256</text:p>
          </table:table-cell>
          <table:table-cell table:number-columns-repeated="10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1212416">
            <text:p>1212416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1613824">
            <text:p>1613824</text:p>
          </table:table-cell>
          <table:table-cell office:value-type="float" office:value="0.052">
            <text:p>0.052</text:p>
          </table:table-cell>
          <table:table-cell office:value-type="float" office:value="0.00447213595499958">
            <text:p>0.004472136</text:p>
          </table:table-cell>
          <table:table-cell table:number-columns-repeated="10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15232">
            <text:p>2015232</text:p>
          </table:table-cell>
          <table:table-cell office:value-type="float" office:value="0.098">
            <text:p>0.098</text:p>
          </table:table-cell>
          <table:table-cell office:value-type="float" office:value="0.00447213595499958">
            <text:p>0.004472136</text:p>
          </table:table-cell>
          <table:table-cell table:number-columns-repeated="10"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3">00/00/0000</text:date>, <text:time style:data-style-name="N2" text:time-value="0000-00-00T14:43:0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 Eriksson</meta:initial-creator>
    <meta:creation-date>2014-05-21T23:29:05</meta:creation-date>
    <meta:generator>LibreOffice/3.6$Linux_x86 LibreOffice_project/360m1$Build-2</meta:generator>
    <dc:date>2014-05-23T14:44:35</dc:date>
    <dc:creator>Christopher Teljstedt</dc:creator>
    <meta:editing-duration>PT14M32S</meta:editing-duration>
    <meta:editing-cycles>12</meta:editing-cycles>
    <meta:document-statistic meta:table-count="3" meta:cell-count="5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517cm" svg:height="8.689cm" xlink:href=".." xlink:type="simple" chart:class="chart:bar" chart:style-name="ch1">
        <chart:title svg:x="5.987cm" svg:y="0.309cm" chart:style-name="ch2">
          <text:p>Steady</text:p>
        </chart:title>
        <chart:subtitle svg:x="5.96cm" svg:y="1.261cm" chart:style-name="ch3">
          <text:p>Memory</text:p>
        </chart:subtitle>
        <chart:legend chart:legend-position="end" svg:x="11.041cm" svg:y="3.547cm" style:legend-expansion="high" chart:style-name="ch4"/>
        <chart:plot-area chart:style-name="ch5" table:cell-range-address="Sheet2.F5:Sheet2.I10" chart:data-source-has-labels="both" svg:x="1.276cm" svg:y="2.288cm" svg:width="9.134cm" svg:height="5.24cm">
          <chartooo:coordinate-region svg:x="2.823cm" svg:y="2.487cm" svg:width="7.587cm" svg:height="4.394cm"/>
          <chart:axis chart:dimension="x" chart:name="primary-x" chart:style-name="ch6" chartooo:axis-type="auto">
            <chartooo:date-scale/>
            <chart:title svg:x="5.323cm" svg:y="7.701cm" chart:style-name="ch7">
              <text:p>Epoch</text:p>
            </chart:title>
            <chart:categories table:cell-range-address="Sheet2.F6:Sheet2.F10"/>
          </chart:axis>
          <chart:axis chart:dimension="y" chart:name="primary-y" chart:style-name="ch8">
            <chart:title svg:x="0.446cm" svg:y="5.362cm" chart:style-name="ch9">
              <text:p>Bytes</text:p>
            </chart:title>
            <chart:grid chart:style-name="ch10" chart:class="major"/>
          </chart:axis>
          <chart:series chart:style-name="ch11" chart:values-cell-range-address="Sheet2.G6:Sheet2.G10" chart:label-cell-address="Sheet2.G5:Sheet2.G5" chart:class="chart:bar">
            <chart:data-point chart:repeated="5"/>
          </chart:series>
          <chart:series chart:style-name="ch12" chart:values-cell-range-address="Sheet2.H6:Sheet2.H10" chart:label-cell-address="Sheet2.H5:Sheet2.H5" chart:class="chart:bar">
            <chart:data-point chart:repeated="5"/>
          </chart:series>
          <chart:series chart:style-name="ch13" chart:values-cell-range-address="Sheet2.I6:Sheet2.I10" chart:label-cell-address="Sheet2.I5:Sheet2.I5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s Malloc</text:p>
                <draw:g>
                  <svg:desc>Sheet2.G5:Sheet2.G5</svg:desc>
                </draw:g>
              </table:table-cell>
              <table:table-cell office:value-type="string">
                <text:p>First fit</text:p>
                <draw:g>
                  <svg:desc>Sheet2.H5:Sheet2.H5</svg:desc>
                </draw:g>
              </table:table-cell>
              <table:table-cell office:value-type="string">
                <text:p>Best fit</text:p>
                <draw:g>
                  <svg:desc>Sheet2.I5:Sheet2.I5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2.F6:Sheet2.F10</svg:desc>
                </draw:g>
              </table:table-cell>
              <table:table-cell office:value-type="float" office:value="405504">
                <text:p>405504</text:p>
                <draw:g>
                  <svg:desc>Sheet2.G6:Sheet2.G10</svg:desc>
                </draw:g>
              </table:table-cell>
              <table:table-cell office:value-type="float" office:value="409600">
                <text:p>409600</text:p>
                <draw:g>
                  <svg:desc>Sheet2.H6:Sheet2.H10</svg:desc>
                </draw:g>
              </table:table-cell>
              <table:table-cell office:value-type="float" office:value="409600">
                <text:p>409600</text:p>
                <draw:g>
                  <svg:desc>Sheet2.I6:Sheet2.I10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811008">
                <text:p>811008</text:p>
              </table:table-cell>
              <table:table-cell office:value-type="float" office:value="811008">
                <text:p>811008</text:p>
              </table:table-cell>
              <table:table-cell office:value-type="float" office:value="811008">
                <text:p>811008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216512">
                <text:p>1216512</text:p>
              </table:table-cell>
              <table:table-cell office:value-type="float" office:value="1212416">
                <text:p>1212416</text:p>
              </table:table-cell>
              <table:table-cell office:value-type="float" office:value="1212416">
                <text:p>1212416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622016">
                <text:p>1622016</text:p>
              </table:table-cell>
              <table:table-cell office:value-type="float" office:value="1613824">
                <text:p>1613824</text:p>
              </table:table-cell>
              <table:table-cell office:value-type="float" office:value="1613824">
                <text:p>161382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027520">
                <text:p>2027520</text:p>
              </table:table-cell>
              <table:table-cell office:value-type="float" office:value="2015232">
                <text:p>2015232</text:p>
              </table:table-cell>
              <table:table-cell office:value-type="float" office:value="2015232">
                <text:p>20152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treat-empty-cells="ignore" chart:right-angled-axes="true" chart:error-upper-indicator="true" chart:error-lower-indicator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error-upper-indicator="true" chart:error-lower-indicator="true" chart:error-category="cell-rang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category="cell-range"/>
    </style:style>
    <style:style style:name="ch12" style:family="chart" style:data-style-name="N0">
      <style:chart-properties chart:symbol-type="none" chart:error-upper-indicator="true" chart:error-lower-indicator="true" chart:error-category="cell-rang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error-upper-indicator="true" chart:error-lower-indicator="true" chart:error-category="cell-rang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295cm" svg:height="8.344cm" xlink:href=".." xlink:type="simple" chart:class="chart:scatter" chart:style-name="ch1">
        <chart:title svg:x="5.876cm" svg:y="0.302cm" chart:style-name="ch2">
          <text:p>Steady</text:p>
        </chart:title>
        <chart:subtitle svg:x="6.14cm" svg:y="1.247cm" chart:style-name="ch3">
          <text:p>Time</text:p>
        </chart:subtitle>
        <chart:legend svg:x="10.44cm" svg:y="3.375cm" style:legend-expansion="custom" chartooo:width="2.854cm" chartooo:height="1.594cm" style:legend-expansion-aspect-ratio="1.79046424090339" chart:style-name="ch4"/>
        <chart:plot-area chart:style-name="ch5" table:cell-range-address="Sheet2.K6:Sheet2.N10 Sheet2.L5:Sheet2.N5" chart:data-source-has-labels="row" svg:x="1.739cm" svg:y="2.33cm" svg:width="8.942cm" svg:height="4.689cm">
          <chartooo:coordinate-region svg:x="2.651cm" svg:y="2.529cm" svg:width="7.565cm" svg:height="3.843cm"/>
          <chart:axis chart:dimension="x" chart:name="primary-x" chart:style-name="ch6">
            <chart:title svg:x="5.69cm" svg:y="7.185cm" chart:style-name="ch7">
              <text:p>Epoch</text:p>
            </chart:title>
          </chart:axis>
          <chart:axis chart:dimension="y" chart:name="primary-y" chart:style-name="ch6">
            <chart:title svg:x="0.914cm" svg:y="5.723cm" chart:style-name="ch8">
              <text:p>CPU seconds</text:p>
            </chart:title>
            <chart:grid chart:style-name="ch9" chart:class="major"/>
          </chart:axis>
          <chart:series chart:style-name="ch10" chart:values-cell-range-address="Sheet2.L6:Sheet2.L10" chart:label-cell-address="Sheet2.L5:Sheet2.L5" chart:class="chart:scatter">
            <chart:domain table:cell-range-address="Sheet2.K6:Sheet2.K10"/>
            <chart:error-indicator chart:style-name="ch11" chart:dimension="y"/>
            <chart:data-point chart:repeated="5"/>
          </chart:series>
          <chart:series chart:style-name="ch12" chart:values-cell-range-address="Sheet2.M6:Sheet2.M10" chart:label-cell-address="Sheet2.M5:Sheet2.M5" chart:class="chart:scatter">
            <chart:error-indicator chart:style-name="ch11" chart:dimension="y"/>
            <chart:data-point chart:repeated="5"/>
          </chart:series>
          <chart:series chart:style-name="ch13" chart:values-cell-range-address="Sheet2.N6:Sheet2.N10" chart:label-cell-address="Sheet2.N5:Sheet2.N5" chart:class="chart:scatter">
            <chart:error-indicator chart:style-name="ch11" chart:dimension="y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Sys Malloc</text:p>
                <draw:g>
                  <svg:desc>Sheet2.L5:Sheet2.L5</svg:desc>
                </draw:g>
              </table:table-cell>
              <table:table-cell office:value-type="string">
                <text:p>First fit</text:p>
                <draw:g>
                  <svg:desc>Sheet2.M5:Sheet2.M5</svg:desc>
                </draw:g>
              </table:table-cell>
              <table:table-cell office:value-type="string">
                <text:p>Best fit</text:p>
                <draw:g>
                  <svg:desc>Sheet2.N5:Sheet2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2.K6:Sheet2.K10</svg:desc>
                </draw:g>
              </table:table-cell>
              <table:table-cell office:value-type="float" office:value="0">
                <text:p>0</text:p>
                <draw:g>
                  <svg:desc>Sheet2.L6:Sheet2.L10</svg:desc>
                </draw:g>
              </table:table-cell>
              <table:table-cell office:value-type="float" office:value="0">
                <text:p>0</text:p>
                <draw:g>
                  <svg:desc>Sheet2.M6:Sheet2.M10</svg:desc>
                </draw:g>
              </table:table-cell>
              <table:table-cell office:value-type="float" office:value="0.004">
                <text:p>0.004</text:p>
                <draw:g>
                  <svg:desc>Sheet2.N6:Sheet2.N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98">
                <text:p>0.0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